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Registry.validateNodeTypeDef( NodeTypeDef ntd , EffectiveNodeTypeCache entCache , Map ntdCache , NamespaceRegistry nsReg , boolean lenient )</text:p>
          </table:table-cell>
          <table:table-cell office:value-type="float" office:value="66">
            <text:p text:style-name="Table_20_Contents">66</text:p>
          </table:table-cell>
          <table:table-cell office:value-type="float" office:value="67">
            <text:p text:style-name="Table_20_Contents">67</text:p>
          </table:table-cell>
          <table:table-cell office:value-type="float" office:value="258">
            <text:p text:style-name="Table_20_Contents">258</text:p>
          </table:table-cell>
        </table:table-row>
        <table:table-row>
          <table:table-cell office:value-type="string">
            <text:p text:style-name="Table_20_Contents">NodeTypeRegistry.getNodeDef( NodeDef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getPropDef( PropDef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notifyReRegistered( Name 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Registry.externalRegistered( Collection nt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getNodeTypeDef(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Registry.checkForReferencesInContent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checkForCircularNodeAutoCreation( EffectiveNodeType childNodeENT , Stack definingParentNTs , EffectiveNodeTypeCache anEntCache , Map ntDefCach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NodeTypeRegistry.internalRegister( Collection nt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dump( PrintStream p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NodeTypeRegistry.unregisterNodeType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.externalUnregistered( Collection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getEffectiveNodeType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getRegister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NodeTypeRegistry( NamespaceRegistry nsReg , FileSystem ntSt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NodeTypeRegistry.internalRegister( Collection ntDefs , boolean leni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odeTypeRegistry.internalRegister( NodeTypeDef nt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Registry.removeListener( NodeTypeRegistr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registerNodeType(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Registry.getEffectiveNodeType( Name ntName , EffectiveNodeTypeCache entCache , Map ntd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Registry.getEffectiveNodeType( Name primary , Set mix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Registry.checkForConflictingContent( NodeTypeDef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addListener( NodeTypeRegistry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.reregisterNodeType( NodeTypeDef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externalReregistered( NodeTypeDef nt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create( NamespaceRegistry nsReg , FileSystem n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Registry.checkNamespace( Name name , NamespaceRegistry nsRe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.notifyRegistered( Name 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Registry.checkForCircularInheritance( Name [ ] supertypes , Stack inheritanceChain , Map ntDef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TypeRegistry.persistCustomNodeTypeDefs( NodeTypeDefStore st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Registry.notifyUnregistered( Name 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Registry.createRootNode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Registry.getRootNode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internalUnregister( Collection n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Registry.reregisterNodeType( NodeTypeDef ntd , boolean extern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odeTypeRegistry.unregisterNodeTypes( Collection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loadCustomNodeTypeDefs( NodeTypeDefStore sto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odeTypeRegistry.loadBuiltInNodeTypeDefs( NodeTypeDefStore st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TypeRegistry.getDependentNodeTypes( Name node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Registry.registerNodeTypes( Collection nt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isBuiltIn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registerNodeTypes( Collection ntDefs , boolean extern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TypeRegistry.unregisterNodeTypes( Collection ntNames , boolean extern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odeTypeRegistry.internalUnregister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TypeRegistry.setEventChannel( NodeTypeEventChannel event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Registry.isRegistered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.getEffectiveNodeType( Name [ ] ntNames , EffectiveNodeTypeCache entCache , Map ntdCach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